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O reslicer cubico é uma funcionalidade onde o usuário usa um cubo no espaço 3d para fazer o reslice. A orientação do cubo determina a orientação do slice e a posição do cubo determina a posição do reslice. O cubo é capaz de se mover no 3d e de ser rotacionado também. O usuário deve ter a opção de determinar a espessura da fatia, o tipo de função de renderização (mip, minp, composite). A imagem resultante deve estar disponível para outras partes do sistema. Deve ser permitido escolher qual das 3 orientações será usada: u, v, w, onde u,v e w são (1,0,0), (0,1,0) e (0,0,1).</text:p>
      <text:p text:style-name="Standard"/>
      <text:p text:style-name="Standard">Detalhes técnicos:</text:p>
      <text:p text:style-name="Standard"><text:tab/>O meu sistema tomará o controle dos renderers passados para ele. O renderer não deverá ser usado para mais nada que não seja o cub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2T10:36:09.94</meta:creation-date>
    <meta:document-statistic meta:table-count="0" meta:image-count="0" meta:object-count="0" meta:page-count="1" meta:paragraph-count="3" meta:word-count="133" meta:character-count="729"/>
    <dc:date>2018-01-12T11:17:14.51</dc:date>
    <meta:editing-duration>PT26M3S</meta:editing-duration>
    <meta:editing-cycles>1</meta:editing-cycles>
    <meta:generator>OpenOffice/4.1.2$Win32 OpenOffice.org_project/412m3$Build-9782</meta:generator>
  </office:meta>
</office:document-meta>
</file>